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  <style:text-properties officeooo:paragraph-rsid="00244d62"/>
    </style:style>
    <style:style style:name="P4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officeooo:paragraph-rsid="00263ac0"/>
    </style:style>
    <style:style style:name="P5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 officeooo:paragraph-rsid="0023b789"/>
    </style:style>
    <style:style style:name="P6" style:family="paragraph" style:parent-style-name="Heading_20_4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size="10pt" officeooo:rsid="00257016" officeooo:paragraph-rsid="00257016" style:font-size-asian="8.75pt" style:font-size-complex="10pt"/>
    </style:style>
    <style:style style:name="P7" style:family="paragraph" style:parent-style-name="Text_20_body">
      <style:text-properties style:font-name="Ubuntu" fo:font-size="11pt" style:font-size-asian="11pt" style:font-size-complex="11pt"/>
    </style:style>
    <style:style style:name="P8" style:family="paragraph" style:parent-style-name="Text_20_body">
      <style:paragraph-properties fo:margin-left="0in" fo:margin-right="0.0417in" fo:margin-top="0in" fo:margin-bottom="0in" style:contextual-spacing="false" style:line-height-at-least="0.1252in" fo:text-indent="0in" style:auto-text-indent="false"/>
      <style:text-properties style:use-window-font-color="true" loext:opacity="0%" style:font-name="Ubuntu" fo:font-size="9pt" fo:background-color="#181a1b" loext:padding="0in" loext:border="non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font-name="Ubuntu" fo:font-size="12pt" fo:letter-spacing="normal" fo:font-style="normal" fo:font-weight="normal"/>
    </style:style>
    <style:style style:name="T2" style:family="text">
      <style:text-properties fo:font-variant="normal" fo:text-transform="none" style:use-window-font-color="true" loext:opacity="0%" style:font-name="Ubuntu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244d62" style:font-size-asian="11pt" style:font-size-complex="11pt"/>
    </style:style>
    <style:style style:name="T4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269c60" style:font-size-asian="11pt" style:font-size-complex="11pt"/>
    </style:style>
    <style:style style:name="T5" style:family="text">
      <style:text-properties style:text-position="super 58%" style:font-name="Ubuntu" fo:font-size="10pt" officeooo:rsid="0021f853" style:font-size-asian="10pt" style:font-size-complex="10pt"/>
    </style:style>
    <style:style style:name="T6" style:family="text">
      <style:text-properties fo:color="#000000" loext:opacity="100%" style:font-name="Ubuntu" fo:font-size="10pt" fo:font-style="normal" style:text-underline-style="none" fo:font-weight="normal" style:font-size-asian="10pt" style:font-size-complex="10pt"/>
    </style:style>
    <style:style style:name="T7" style:family="text">
      <style:text-properties fo:color="#000000" loext:opacity="100%" style:font-name="Ubuntu" fo:font-size="10pt" fo:font-style="normal" style:text-underline-style="none" fo:font-weight="normal" officeooo:rsid="0018b81e" style:font-size-asian="10pt" style:font-size-complex="10pt"/>
    </style:style>
    <style:style style:name="T8" style:family="text">
      <style:text-properties style:font-name="Ubuntu" fo:font-size="10pt" style:font-size-asian="10pt" style:font-size-complex="10pt"/>
    </style:style>
    <style:style style:name="T9" style:family="text">
      <style:text-properties style:font-name="Ubuntu" fo:font-size="10pt" officeooo:rsid="0021f853" style:font-size-asian="10pt" style:font-size-complex="10pt"/>
    </style:style>
    <style:style style:name="T10" style:family="text">
      <style:text-properties style:font-name="Ubuntu" fo:font-size="10pt" fo:font-style="normal" fo:font-weight="normal" style:font-size-asian="10pt" style:font-size-complex="10pt"/>
    </style:style>
    <style:style style:name="T11" style:family="text">
      <style:text-properties style:font-name="Ubuntu" fo:font-size="10pt" fo:font-style="normal" fo:font-weight="normal" officeooo:rsid="0021f853" style:font-size-asian="10pt" style:font-size-complex="10pt"/>
    </style:style>
    <style:style style:name="T12" style:family="text">
      <style:text-properties style:font-name="Ubuntu" fo:font-size="10pt" fo:font-style="normal" fo:font-weight="normal" officeooo:rsid="002d6597" style:font-size-asian="10pt" style:font-size-complex="10pt"/>
    </style:style>
    <style:style style:name="T13" style:family="text">
      <style:text-properties style:font-name="Ubuntu" fo:font-size="10pt" fo:font-style="normal" style:text-underline-style="none" fo:font-weight="normal" style:font-size-asian="10pt" style:font-size-complex="10pt"/>
    </style:style>
    <style:style style:name="T14" style:family="text">
      <style:text-properties style:font-name="Ubuntu" fo:font-size="10pt" fo:font-style="normal" style:text-underline-style="none" fo:font-weight="normal" officeooo:rsid="0021c714" style:font-size-asian="10pt" style:font-size-complex="10pt"/>
    </style:style>
    <style:style style:name="T15" style:family="text">
      <style:text-properties style:font-name="Ubuntu" fo:font-size="10pt" fo:font-style="normal" style:text-underline-style="none" fo:font-weight="normal" officeooo:rsid="002d6597" style:font-size-asian="10pt" style:font-size-complex="10pt"/>
    </style:style>
    <style:style style:name="T16" style:family="text">
      <style:text-properties style:font-name="Ubuntu" fo:font-weight="normal"/>
    </style:style>
    <style:style style:name="T17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Ubuntu" fo:font-size="16pt" fo:font-weight="normal" officeooo:rsid="00290934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7">M</text:span></text:span><text:span text:style-name="Strong_20_Emphasis"><text:span text:style-name="T18">uhammad</text:span></text:span><text:span text:style-name="Strong_20_Emphasis"><text:span text:style-name="T17"> A</text:span></text:span><text:span text:style-name="Strong_20_Emphasis"><text:span text:style-name="T18">shraf</text:span></text:span></text:h>
      <text:p text:style-name="P4"><text:span text:style-name="T8">📍 </text:span><text:span text:style-name="T9">6</text:span><text:span text:style-name="T5">th</text:span><text:span text:style-name="T9"> October</text:span><text:span text:style-name="T10">, </text:span><text:span text:style-name="T11">Egypt</text:span><text:span text:style-name="T10"> • 📞 </text:span><text:span text:style-name="T11">+201010508556</text:span><text:span text:style-name="T10"> • </text:span><text:a xlink:type="simple" xlink:href="mailto:muh7ammadashraf@gmail.com " text:style-name="Internet_20_link" text:visited-style-name="Visited_20_Internet_20_Link"><text:span text:style-name="T15">📧 muh7ammadashraf@gmail.com </text:span></text:a><text:span text:style-name="T10">• </text:span><text:a xlink:type="simple" xlink:href="http://github.com/devops-cyparta" text:style-name="Internet_20_link" text:visited-style-name="Visited_20_Internet_20_Link"><text:span text:style-name="T14">🌐 GitHub</text:span></text:a><text:span text:style-name="T10"> | </text:span><text:a xlink:type="simple" xlink:href="https://www.linkedin.com/in/mohamed-ashraf-907552174" text:style-name="Internet_20_link" text:visited-style-name="Visited_20_Internet_20_Link"><text:span text:style-name="T13">LinkedIn</text:span></text:a></text:p>
      <text:h text:style-name="P5" text:outline-level="4"><text:span text:style-name="Strong_20_Emphasis"><text:span text:style-name="T16">PROFESSIONAL SUMMARY</text:span></text:span></text:h>
      <text:p text:style-name="P7">"Results-driven DevOps Engineer with 6+ months of experience automating CI/CD pipelines (Jenkins/GitHub), deploying scalable containerized apps (Docker Swarm), and optimizing cloud infrastructure (DigitalOcean, AWS). Reduced deployment time by 40% through automation and improved system reliability via Nginx load balancing and Redis caching. Passionate about IaC (Terraform/Ansible) and cloud-native solutions."</text:p>
      <text:h text:style-name="P2" text:outline-level="4"><text:span text:style-name="Strong_20_Emphasis"><text:span text:style-name="T1">TECHNICAL SKILLS</text:span></text:span></text:h>
      <text:list text:style-name="L1">
        <text:list-item>
          <text:p text:style-name="P9"><text:span text:style-name="Strong_20_Emphasis"><text:span text:style-name="T2">Cloud &amp; DevOps:</text:span></text:span><text:span text:style-name="T2"> DigitalOcean, AWS (EC2, S3), Coolify</text:span></text:p>
        </text:list-item>
        <text:list-item>
          <text:p text:style-name="P9"><text:span text:style-name="Strong_20_Emphasis"><text:span text:style-name="T2">CI/CD &amp; Automation:</text:span></text:span><text:span text:style-name="T2"> Jenkins, GitHub Actions, Bash, Python</text:span></text:p>
        </text:list-item>
        <text:list-item>
          <text:p text:style-name="P9"><text:span text:style-name="Strong_20_Emphasis"><text:span text:style-name="T2">Containerization:</text:span></text:span><text:span text:style-name="T2"> Docker, Docker Swarm (Multi-Node Clusters)</text:span></text:p>
        </text:list-item>
        <text:list-item>
          <text:p text:style-name="P9"><text:span text:style-name="Strong_20_Emphasis"><text:span text:style-name="T2">Infrastructure</text:span></text:span><text:span text:style-name="Strong_20_Emphasis"><text:span text:style-name="T3">(IaC)</text:span></text:span><text:span text:style-name="Strong_20_Emphasis"><text:span text:style-name="T2">:</text:span></text:span><text:span text:style-name="T2"> Nginx (Reverse Proxy/Load Balancing), Redis (Caching), Terraform (Basic), Ansible (Basic)</text:span></text:p>
        </text:list-item>
        <text:list-item>
          <text:p text:style-name="P9"><text:span text:style-name="Strong_20_Emphasis"><text:span text:style-name="T2">Monitoring:</text:span></text:span><text:span text:style-name="T2"> </text:span><text:span text:style-name="Emphasis"><text:span text:style-name="T2">(Prometheus (Basic), Grafana (Basic))</text:span></text:span></text:p>
        </text:list-item>
      </text:list>
      <text:h text:style-name="P2" text:outline-level="4"><text:span text:style-name="Strong_20_Emphasis"><text:span text:style-name="T1">WORK EXPERIENCE</text:span></text:span></text:h>
      <text:p text:style-name="P1"><text:span text:style-name="Strong_20_Emphasis"><text:span text:style-name="T2">DevOps Engineer</text:span></text:span><text:span text:style-name="T2"> | </text:span><text:span text:style-name="T4">Cyparta</text:span><text:span text:style-name="T2"> | </text:span><text:span text:style-name="T4">Jan 2025</text:span><text:span text:style-name="T2"> – Present</text:span><text:span text:style-name="T1"><text:line-break/></text:span></text:p>
      <text:list text:style-name="L2">
        <text:list-item>
          <text:p text:style-name="P10"><text:span text:style-name="Strong_20_Emphasis"><text:span text:style-name="T2">CI/CD Automation:</text:span></text:span><text:span text:style-name="T2"> Designed and maintained Jenkins pipelines + GitHub scripts, </text:span><text:span text:style-name="Strong_20_Emphasis"><text:span text:style-name="T2">cutting deployment time by 40%</text:span></text:span><text:span text:style-name="T2"> and reducing manual errors.</text:span></text:p>
        </text:list-item>
        <text:list-item>
          <text:p text:style-name="P10"><text:span text:style-name="Strong_20_Emphasis"><text:span text:style-name="T2">Container Orchestration:</text:span></text:span><text:span text:style-name="T2"> Managed </text:span><text:span text:style-name="Strong_20_Emphasis"><text:span text:style-name="T2">Docker Swarm clusters</text:span></text:span><text:span text:style-name="T2"> (5+ nodes) for high-availability microservices, improving scalability.</text:span></text:p>
        </text:list-item>
        <text:list-item>
          <text:p text:style-name="P10"><text:span text:style-name="Strong_20_Emphasis"><text:span text:style-name="T2">Cloud Deployment:</text:span></text:span><text:span text:style-name="T2"> Hosted 10+ web apps on </text:span><text:span text:style-name="Strong_20_Emphasis"><text:span text:style-name="T2">DigitalOcean</text:span></text:span><text:span text:style-name="T2"> (Droplets, Spaces) and </text:span><text:span text:style-name="Strong_20_Emphasis"><text:span text:style-name="T2">GoDaddy</text:span></text:span><text:span text:style-name="T2">, achieving </text:span><text:span text:style-name="Strong_20_Emphasis"><text:span text:style-name="T2">99.8% uptime</text:span></text:span><text:span text:style-name="T2">.</text:span></text:p>
        </text:list-item>
        <text:list-item>
          <text:p text:style-name="P10"><text:span text:style-name="Strong_20_Emphasis"><text:span text:style-name="T2">Performance Optimization:</text:span></text:span><text:span text:style-name="T2"> Configured </text:span><text:span text:style-name="Strong_20_Emphasis"><text:span text:style-name="T2">Nginx</text:span></text:span><text:span text:style-name="T2"> as a reverse proxy and implemented </text:span><text:span text:style-name="Strong_20_Emphasis"><text:span text:style-name="T2">Redis caching</text:span></text:span><text:span text:style-name="T2">, reducing API latency by </text:span><text:span text:style-name="Strong_20_Emphasis"><text:span text:style-name="T2">25%</text:span></text:span><text:span text:style-name="T2">.</text:span></text:p>
        </text:list-item>
        <text:list-item>
          <text:p text:style-name="P10"><text:span text:style-name="Strong_20_Emphasis"><text:span text:style-name="T2">Infrastructure Scripting:</text:span></text:span><text:span text:style-name="T2"> Developed </text:span><text:span text:style-name="Strong_20_Emphasis"><text:span text:style-name="T2">Bash scripts</text:span></text:span><text:span text:style-name="T2"> to automate backups, log rotations, and server maintenance manual tasks by </text:span><text:span text:style-name="Strong_20_Emphasis"><text:span text:style-name="T2">60%</text:span></text:span><text:span text:style-name="T2">.</text:span></text:p>
        </text:list-item>
      </text:list>
      <text:h text:style-name="P3" text:outline-level="4"><text:span text:style-name="Strong_20_Emphasis"><text:span text:style-name="T1">PROJECTS</text:span></text:span></text:h>
      <text:p text:style-name="Text_20_body"><text:span text:style-name="Strong_20_Emphasis"><text:span text:style-name="T2">1. Automated CI/CD Pipeline</text:span></text:span><text:span text:style-name="T2"> | Jenkins, Docker, DigitalOcean</text:span></text:p>
      <text:list text:style-name="L3">
        <text:list-item>
          <text:p text:style-name="P11"><text:soft-page-break/><text:span text:style-name="T2">Built a </text:span><text:span text:style-name="Strong_20_Emphasis"><text:span text:style-name="T2">Jenkins pipeline</text:span></text:span><text:span text:style-name="T2"> integrating GitHub webhooks to auto-trigger builds, tests, and deployments, </text:span><text:span text:style-name="Strong_20_Emphasis"><text:span text:style-name="T2">reducing manual tasks by 60%</text:span></text:span><text:span text:style-name="T2">.</text:span></text:p>
        </text:list-item>
        <text:list-item>
          <text:p text:style-name="P11"><text:span text:style-name="T2">Deployed containerized apps using </text:span><text:span text:style-name="Strong_20_Emphasis"><text:span text:style-name="T2">Docker</text:span></text:span><text:span text:style-name="T2"> and managed lifecycle via </text:span><text:span text:style-name="Strong_20_Emphasis"><text:span text:style-name="T2">Docker Swarm</text:span></text:span><text:span text:style-name="T2">.</text:span></text:p>
        </text:list-item>
      </text:list>
      <text:p text:style-name="Text_20_body"><text:span text:style-name="Strong_20_Emphasis"><text:span text:style-name="T2">2. Scalable Microservices Cluster</text:span></text:span><text:span text:style-name="T2"> | Docker Swarm, Nginx, DigitalOcean</text:span></text:p>
      <text:list text:style-name="L4">
        <text:list-item>
          <text:p text:style-name="P12"><text:span text:style-name="T2">Set up a </text:span><text:span text:style-name="Strong_20_Emphasis"><text:span text:style-name="T2">multi-node Docker Swarm cluster</text:span></text:span><text:span text:style-name="T2"> with </text:span><text:span text:style-name="Strong_20_Emphasis"><text:span text:style-name="T2">Nginx load balancing</text:span></text:span><text:span text:style-name="T2">, handling 500+ concurrent requests.</text:span></text:p>
        </text:list-item>
        <text:list-item>
          <text:p text:style-name="P12"><text:span text:style-name="T2">Used </text:span><text:span text:style-name="Strong_20_Emphasis"><text:span text:style-name="T2">Redis</text:span></text:span><text:span text:style-name="T2"> for session caching, improving response times by </text:span><text:span text:style-name="Strong_20_Emphasis"><text:span text:style-name="T2">30%</text:span></text:span><text:span text:style-name="T2">.</text:span></text:p>
        </text:list-item>
      </text:list>
      <text:h text:style-name="P2" text:outline-level="4"><text:span text:style-name="Strong_20_Emphasis"><text:span text:style-name="T1">EDUCATION</text:span></text:span></text:h>
      <text:p text:style-name="Text_20_body"><text:span text:style-name="Strong_20_Emphasis"><text:span text:style-name="T2">Mansoura University</text:span></text:span><text:span text:style-name="T2"> | BSc in Communications and Electronics | 2015–2023</text:span><text:span text:style-name="T1"><text:line-break/></text:span></text:p>
      <text:h text:style-name="P6" text:outline-level="4"><text:span text:style-name="Strong_20_Emphasis"><text:span text:style-name="T1">COURSES</text:span></text:span></text:h>
      <text:p text:style-name="P8"/>
      <text:p text:style-name="P7">Docker • Kubernetes • Jenkins • Bash Scripting • AWS CLF-02 • RHCSA • MCSA • CCNA/CCNP • Mobile • Package (4G) - NTI Institute • Python • MySQL (Basics)</text:p>
      <text:h text:style-name="P2" text:outline-level="4"><text:span text:style-name="Strong_20_Emphasis"><text:span text:style-name="T1">LANGUAGES</text:span></text:span></text:h>
      <text:list text:style-name="L5">
        <text:list-item>
          <text:p text:style-name="P13">English (Fluent) | French (Beginner) | Russian (Beginner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9:29:16.815347163</meta:creation-date>
    <dc:date>2025-05-04T16:29:02.486492647</dc:date>
    <meta:editing-duration>PT1H38M58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338" meta:character-count="2395" meta:non-whitespace-character-count="2100"/>
  </office:meta>
</office:document-meta>
</file>